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11000000DD000000DDB1B86C74.svm" manifest:media-type="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3.457cm"/>
    </style:style>
    <style:style style:name="co11" style:family="table-column">
      <style:table-column-properties fo:break-before="auto" style:column-width="4.112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3.866cm"/>
    </style:style>
    <style:style style:name="co14" style:family="table-column">
      <style:table-column-properties fo:break-before="auto" style:column-width="3.51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13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521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3.794cm"/>
    </style:style>
    <style:style style:name="co17" style:family="table-column">
      <style:table-column-properties fo:break-before="auto" style:column-width="2.895cm"/>
    </style:style>
    <style:style style:name="co18" style:family="table-column">
      <style:table-column-properties fo:break-before="auto" style:column-width="4.038cm"/>
    </style:style>
    <style:style style:name="co19" style:family="table-column">
      <style:table-column-properties fo:break-before="auto" style:column-width="3.194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Ergebnisse" table:style-name="ta1">
        <table:shapes>
          <draw:frame draw:z-index="0" draw:style-name="gr1" svg:width="20.096cm" svg:height="16.813cm" svg:x="37.02cm" svg:y="9.076cm">
            <draw:object draw:notify-on-update-of-ranges="Ergebnisse.D2:Ergebnisse.D32 Ergebnisse.D1:Ergebnisse.D1 Ergebnisse.B2:Ergebnisse.B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8.893cm" svg:height="16.831cm" svg:x="26.224cm" svg:y="3.313cm">
            <draw:object draw:notify-on-update-of-ranges="Ergebnisse.A2:Ergebnisse.A32 Ergebnisse.B1:Ergebnisse.B1 Ergebnisse.B2:Ergebnisse.B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Stepper [degrees]</text:p>
          </table:table-cell>
          <table:table-cell office:value-type="string">
            <text:p>LIFT [mV/V]</text:p>
          </table:table-cell>
          <table:table-cell office:value-type="string">
            <text:p>STDEV LIFT [mv/V]</text:p>
          </table:table-cell>
          <table:table-cell office:value-type="string">
            <text:p>DRAG [mv/V]</text:p>
          </table:table-cell>
          <table:table-cell office:value-type="string">
            <text:p>STDEV DRAG [mv/V]</text:p>
          </table:table-cell>
        </table:table-row>
        <table:table-row table:style-name="ro2">
          <table:table-cell office:value-type="float" office:value="-45">
            <text:p>-45</text:p>
          </table:table-cell>
          <table:table-cell table:formula="of:=AVERAGE(['Messung 1'.B2];['Messung 2'.B2];['Messung 3'.B2])" office:value-type="float" office:value="5.43096366666667">
            <text:p>5,4309636667</text:p>
          </table:table-cell>
          <table:table-cell table:formula="of:=STDEV(['Messung 1'.B2];['Messung 2'.B2];['Messung 3'.B2])" office:value-type="float" office:value="0.0153055446271388">
            <text:p>0,0153055446</text:p>
          </table:table-cell>
          <table:table-cell table:formula="of:=AVERAGE(['Messung 1'.D2];['Messung 2'.D2];['Messung 3'.D2])" office:value-type="float" office:value="-22.1468096666667">
            <text:p>-22,1468096667</text:p>
          </table:table-cell>
          <table:table-cell table:formula="of:=STDEV(['Messung 1'.D2];['Messung 2'.D2];['Messung 3'.D2])" office:value-type="float" office:value="1.77649827222019">
            <text:p>1,7764982722</text:p>
          </table:table-cell>
        </table:table-row>
        <table:table-row table:style-name="ro2">
          <table:table-cell office:value-type="float" office:value="-42">
            <text:p>-42</text:p>
          </table:table-cell>
          <table:table-cell table:formula="of:=AVERAGE(['Messung 1'.B3];['Messung 2'.B3];['Messung 3'.B3])" office:value-type="float" office:value="5.602235">
            <text:p>5,602235</text:p>
          </table:table-cell>
          <table:table-cell table:formula="of:=STDEV(['Messung 1'.B3];['Messung 2'.B3];['Messung 3'.B3])" office:value-type="float" office:value="0.175731024491978">
            <text:p>0,1757310245</text:p>
          </table:table-cell>
          <table:table-cell table:formula="of:=AVERAGE(['Messung 1'.D3];['Messung 2'.D3];['Messung 3'.D3])" office:value-type="float" office:value="-17.848839">
            <text:p>-17,848839</text:p>
          </table:table-cell>
          <table:table-cell table:formula="of:=STDEV(['Messung 1'.D3];['Messung 2'.D3];['Messung 3'.D3])" office:value-type="float" office:value="0.483063296341173">
            <text:p>0,4830632963</text:p>
          </table:table-cell>
        </table:table-row>
        <table:table-row table:style-name="ro2">
          <table:table-cell office:value-type="float" office:value="-39">
            <text:p>-39</text:p>
          </table:table-cell>
          <table:table-cell table:formula="of:=AVERAGE(['Messung 1'.B4];['Messung 2'.B4];['Messung 3'.B4])" office:value-type="float" office:value="5.56063366666667">
            <text:p>5,5606336667</text:p>
          </table:table-cell>
          <table:table-cell table:formula="of:=STDEV(['Messung 1'.B4];['Messung 2'.B4];['Messung 3'.B4])" office:value-type="float" office:value="0.0689084299729236">
            <text:p>0,06890843</text:p>
          </table:table-cell>
          <table:table-cell table:formula="of:=AVERAGE(['Messung 1'.D4];['Messung 2'.D4];['Messung 3'.D4])" office:value-type="float" office:value="-15.724015">
            <text:p>-15,724015</text:p>
          </table:table-cell>
          <table:table-cell table:formula="of:=STDEV(['Messung 1'.D4];['Messung 2'.D4];['Messung 3'.D4])" office:value-type="float" office:value="0.337844733780179">
            <text:p>0,3378447338</text:p>
          </table:table-cell>
        </table:table-row>
        <table:table-row table:style-name="ro2">
          <table:table-cell office:value-type="float" office:value="-36">
            <text:p>-36</text:p>
          </table:table-cell>
          <table:table-cell table:formula="of:=AVERAGE(['Messung 1'.B5];['Messung 2'.B5];['Messung 3'.B5])" office:value-type="float" office:value="5.56961333333333">
            <text:p>5,5696133333</text:p>
          </table:table-cell>
          <table:table-cell table:formula="of:=STDEV(['Messung 1'.B5];['Messung 2'.B5];['Messung 3'.B5])" office:value-type="float" office:value="0.0401199652085259">
            <text:p>0,0401199652</text:p>
          </table:table-cell>
          <table:table-cell table:formula="of:=AVERAGE(['Messung 1'.D5];['Messung 2'.D5];['Messung 3'.D5])" office:value-type="float" office:value="-13.9605166666667">
            <text:p>-13,9605166667</text:p>
          </table:table-cell>
          <table:table-cell table:formula="of:=STDEV(['Messung 1'.D5];['Messung 2'.D5];['Messung 3'.D5])" office:value-type="float" office:value="0.347062065517586">
            <text:p>0,3470620655</text:p>
          </table:table-cell>
        </table:table-row>
        <table:table-row table:style-name="ro2">
          <table:table-cell office:value-type="float" office:value="-33">
            <text:p>-33</text:p>
          </table:table-cell>
          <table:table-cell table:formula="of:=AVERAGE(['Messung 1'.B6];['Messung 2'.B6];['Messung 3'.B6])" office:value-type="float" office:value="5.50102233333333">
            <text:p>5,5010223333</text:p>
          </table:table-cell>
          <table:table-cell table:formula="of:=STDEV(['Messung 1'.B6];['Messung 2'.B6];['Messung 3'.B6])" office:value-type="float" office:value="0.0627647532165414">
            <text:p>0,0627647532</text:p>
          </table:table-cell>
          <table:table-cell table:formula="of:=AVERAGE(['Messung 1'.D6];['Messung 2'.D6];['Messung 3'.D6])" office:value-type="float" office:value="-12.5926956666667">
            <text:p>-12,5926956667</text:p>
          </table:table-cell>
          <table:table-cell table:formula="of:=STDEV(['Messung 1'.D6];['Messung 2'.D6];['Messung 3'.D6])" office:value-type="float" office:value="0.335224096538918">
            <text:p>0,3352240965</text:p>
          </table:table-cell>
        </table:table-row>
        <table:table-row table:style-name="ro2">
          <table:table-cell office:value-type="float" office:value="-30">
            <text:p>-30</text:p>
          </table:table-cell>
          <table:table-cell table:formula="of:=AVERAGE(['Messung 1'.B7];['Messung 2'.B7];['Messung 3'.B7])" office:value-type="float" office:value="5.48424733333333">
            <text:p>5,4842473333</text:p>
          </table:table-cell>
          <table:table-cell table:formula="of:=STDEV(['Messung 1'.B7];['Messung 2'.B7];['Messung 3'.B7])" office:value-type="float" office:value="0.0418044930759045">
            <text:p>0,0418044931</text:p>
          </table:table-cell>
          <table:table-cell table:formula="of:=AVERAGE(['Messung 1'.D7];['Messung 2'.D7];['Messung 3'.D7])" office:value-type="float" office:value="-11.1819986666667">
            <text:p>-11,1819986667</text:p>
          </table:table-cell>
          <table:table-cell table:formula="of:=STDEV(['Messung 1'.D7];['Messung 2'.D7];['Messung 3'.D7])" office:value-type="float" office:value="0.415451760227747">
            <text:p>0,4154517602</text:p>
          </table:table-cell>
        </table:table-row>
        <table:table-row table:style-name="ro2">
          <table:table-cell office:value-type="float" office:value="-27">
            <text:p>-27</text:p>
          </table:table-cell>
          <table:table-cell table:formula="of:=AVERAGE(['Messung 1'.B8];['Messung 2'.B8];['Messung 3'.B8])" office:value-type="float" office:value="5.65511766666667">
            <text:p>5,6551176667</text:p>
          </table:table-cell>
          <table:table-cell table:formula="of:=STDEV(['Messung 1'.B8];['Messung 2'.B8];['Messung 3'.B8])" office:value-type="float" office:value="0.0732598501659221">
            <text:p>0,0732598502</text:p>
          </table:table-cell>
          <table:table-cell table:formula="of:=AVERAGE(['Messung 1'.D8];['Messung 2'.D8];['Messung 3'.D8])" office:value-type="float" office:value="-9.10276733333333">
            <text:p>-9,1027673333</text:p>
          </table:table-cell>
          <table:table-cell table:formula="of:=STDEV(['Messung 1'.D8];['Messung 2'.D8];['Messung 3'.D8])" office:value-type="float" office:value="0.384413725080587">
            <text:p>0,3844137251</text:p>
          </table:table-cell>
        </table:table-row>
        <table:table-row table:style-name="ro2">
          <table:table-cell office:value-type="float" office:value="-24">
            <text:p>-24</text:p>
          </table:table-cell>
          <table:table-cell table:formula="of:=AVERAGE(['Messung 1'.B9];['Messung 2'.B9];['Messung 3'.B9])" office:value-type="float" office:value="5.88278433333333">
            <text:p>5,8827843333</text:p>
          </table:table-cell>
          <table:table-cell table:formula="of:=STDEV(['Messung 1'.B9];['Messung 2'.B9];['Messung 3'.B9])" office:value-type="float" office:value="0.123452188220109">
            <text:p>0,1234521882</text:p>
          </table:table-cell>
          <table:table-cell table:formula="of:=AVERAGE(['Messung 1'.D9];['Messung 2'.D9];['Messung 3'.D9])" office:value-type="float" office:value="-7.24147">
            <text:p>-7,24147</text:p>
          </table:table-cell>
          <table:table-cell table:formula="of:=STDEV(['Messung 1'.D9];['Messung 2'.D9];['Messung 3'.D9])" office:value-type="float" office:value="0.399084047946043">
            <text:p>0,3990840479</text:p>
          </table:table-cell>
        </table:table-row>
        <table:table-row table:style-name="ro2">
          <table:table-cell office:value-type="float" office:value="-21">
            <text:p>-21</text:p>
          </table:table-cell>
          <table:table-cell table:formula="of:=AVERAGE(['Messung 1'.B10];['Messung 2'.B10];['Messung 3'.B10])" office:value-type="float" office:value="5.935834">
            <text:p>5,935834</text:p>
          </table:table-cell>
          <table:table-cell table:formula="of:=STDEV(['Messung 1'.B10];['Messung 2'.B10];['Messung 3'.B10])" office:value-type="float" office:value="0.0421613088387919">
            <text:p>0,0421613088</text:p>
          </table:table-cell>
          <table:table-cell table:formula="of:=AVERAGE(['Messung 1'.D10];['Messung 2'.D10];['Messung 3'.D10])" office:value-type="float" office:value="-5.78491833333333">
            <text:p>-5,7849183333</text:p>
          </table:table-cell>
          <table:table-cell table:formula="of:=STDEV(['Messung 1'.D10];['Messung 2'.D10];['Messung 3'.D10])" office:value-type="float" office:value="0.218903538327578">
            <text:p>0,2189035383</text:p>
          </table:table-cell>
        </table:table-row>
        <table:table-row table:style-name="ro2">
          <table:table-cell office:value-type="float" office:value="-18">
            <text:p>-18</text:p>
          </table:table-cell>
          <table:table-cell table:formula="of:=AVERAGE(['Messung 1'.B11];['Messung 2'.B11];['Messung 3'.B11])" office:value-type="float" office:value="5.894509">
            <text:p>5,894509</text:p>
          </table:table-cell>
          <table:table-cell table:formula="of:=STDEV(['Messung 1'.B11];['Messung 2'.B11];['Messung 3'.B11])" office:value-type="float" office:value="0.025098120905757">
            <text:p>0,0250981209</text:p>
          </table:table-cell>
          <table:table-cell table:formula="of:=AVERAGE(['Messung 1'.D11];['Messung 2'.D11];['Messung 3'.D11])" office:value-type="float" office:value="-4.55754733333333">
            <text:p>-4,5575473333</text:p>
          </table:table-cell>
          <table:table-cell table:formula="of:=STDEV(['Messung 1'.D11];['Messung 2'.D11];['Messung 3'.D11])" office:value-type="float" office:value="0.297726975409238">
            <text:p>0,2977269754</text:p>
          </table:table-cell>
        </table:table-row>
        <table:table-row table:style-name="ro2">
          <table:table-cell office:value-type="float" office:value="-15">
            <text:p>-15</text:p>
          </table:table-cell>
          <table:table-cell table:formula="of:=AVERAGE(['Messung 1'.B12];['Messung 2'.B12];['Messung 3'.B12])" office:value-type="float" office:value="5.84821666666667">
            <text:p>5,8482166667</text:p>
          </table:table-cell>
          <table:table-cell table:formula="of:=STDEV(['Messung 1'.B12];['Messung 2'.B12];['Messung 3'.B12])" office:value-type="float" office:value="0.0609592281966671">
            <text:p>0,0609592282</text:p>
          </table:table-cell>
          <table:table-cell table:formula="of:=AVERAGE(['Messung 1'.D12];['Messung 2'.D12];['Messung 3'.D12])" office:value-type="float" office:value="-3.43993066666667">
            <text:p>-3,4399306667</text:p>
          </table:table-cell>
          <table:table-cell table:formula="of:=STDEV(['Messung 1'.D12];['Messung 2'.D12];['Messung 3'.D12])" office:value-type="float" office:value="0.258182930778418">
            <text:p>0,2581829308</text:p>
          </table:table-cell>
        </table:table-row>
        <table:table-row table:style-name="ro2">
          <table:table-cell office:value-type="float" office:value="-12">
            <text:p>-12</text:p>
          </table:table-cell>
          <table:table-cell table:formula="of:=AVERAGE(['Messung 1'.B13];['Messung 2'.B13];['Messung 3'.B13])" office:value-type="float" office:value="5.8658">
            <text:p>5,8658</text:p>
          </table:table-cell>
          <table:table-cell table:formula="of:=STDEV(['Messung 1'.B13];['Messung 2'.B13];['Messung 3'.B13])" office:value-type="float" office:value="0.0435853269346461">
            <text:p>0,0435853269</text:p>
          </table:table-cell>
          <table:table-cell table:formula="of:=AVERAGE(['Messung 1'.D13];['Messung 2'.D13];['Messung 3'.D13])" office:value-type="float" office:value="-2.11306633333333">
            <text:p>-2,1130663333</text:p>
          </table:table-cell>
          <table:table-cell table:formula="of:=STDEV(['Messung 1'.D13];['Messung 2'.D13];['Messung 3'.D13])" office:value-type="float" office:value="0.319642708752027">
            <text:p>0,3196427088</text:p>
          </table:table-cell>
        </table:table-row>
        <table:table-row table:style-name="ro2">
          <table:table-cell office:value-type="float" office:value="-9">
            <text:p>-9</text:p>
          </table:table-cell>
          <table:table-cell table:formula="of:=AVERAGE(['Messung 1'.B14];['Messung 2'.B14];['Messung 3'.B14])" office:value-type="float" office:value="6.06556433333333">
            <text:p>6,0655643333</text:p>
          </table:table-cell>
          <table:table-cell table:formula="of:=STDEV(['Messung 1'.B14];['Messung 2'.B14];['Messung 3'.B14])" office:value-type="float" office:value="0.0922714422794686">
            <text:p>0,0922714423</text:p>
          </table:table-cell>
          <table:table-cell table:formula="of:=AVERAGE(['Messung 1'.D14];['Messung 2'.D14];['Messung 3'.D14])" office:value-type="float" office:value="-0.569228666666667">
            <text:p>-0,5692286667</text:p>
          </table:table-cell>
          <table:table-cell table:formula="of:=STDEV(['Messung 1'.D14];['Messung 2'.D14];['Messung 3'.D14])" office:value-type="float" office:value="0.373875010667112">
            <text:p>0,3738750107</text:p>
          </table:table-cell>
        </table:table-row>
        <table:table-row table:style-name="ro2">
          <table:table-cell office:value-type="float" office:value="-6">
            <text:p>-6</text:p>
          </table:table-cell>
          <table:table-cell table:formula="of:=AVERAGE(['Messung 1'.B15];['Messung 2'.B15];['Messung 3'.B15])" office:value-type="float" office:value="6.94055766666667">
            <text:p>6,9405576667</text:p>
          </table:table-cell>
          <table:table-cell table:formula="of:=STDEV(['Messung 1'.B15];['Messung 2'.B15];['Messung 3'.B15])" office:value-type="float" office:value="0.22338692756814">
            <text:p>0,2233869276</text:p>
          </table:table-cell>
          <table:table-cell table:formula="of:=AVERAGE(['Messung 1'.D15];['Messung 2'.D15];['Messung 3'.D15])" office:value-type="float" office:value="1.16690233333333">
            <text:p>1,1669023333</text:p>
          </table:table-cell>
          <table:table-cell table:formula="of:=STDEV(['Messung 1'.D15];['Messung 2'.D15];['Messung 3'.D15])" office:value-type="float" office:value="0.296429919182145">
            <text:p>0,2964299192</text:p>
          </table:table-cell>
        </table:table-row>
        <table:table-row table:style-name="ro2">
          <table:table-cell office:value-type="float" office:value="-3">
            <text:p>-3</text:p>
          </table:table-cell>
          <table:table-cell table:formula="of:=AVERAGE(['Messung 1'.B16];['Messung 2'.B16];['Messung 3'.B16])" office:value-type="float" office:value="8.05860133333333">
            <text:p>8,0586013333</text:p>
          </table:table-cell>
          <table:table-cell table:formula="of:=STDEV(['Messung 1'.B16];['Messung 2'.B16];['Messung 3'.B16])" office:value-type="float" office:value="0.214408271056257">
            <text:p>0,2144082711</text:p>
          </table:table-cell>
          <table:table-cell table:formula="of:=AVERAGE(['Messung 1'.D16];['Messung 2'.D16];['Messung 3'.D16])" office:value-type="float" office:value="2.20572166666667">
            <text:p>2,2057216667</text:p>
          </table:table-cell>
          <table:table-cell table:formula="of:=STDEV(['Messung 1'.D16];['Messung 2'.D16];['Messung 3'.D16])" office:value-type="float" office:value="0.104065092333276">
            <text:p>0,1040650923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AVERAGE(['Messung 1'.B17];['Messung 2'.B17];['Messung 3'.B17])" office:value-type="float" office:value="9.11149133333333">
            <text:p>9,1114913333</text:p>
          </table:table-cell>
          <table:table-cell table:formula="of:=STDEV(['Messung 1'.B17];['Messung 2'.B17];['Messung 3'.B17])" office:value-type="float" office:value="0.187260704079455">
            <text:p>0,1872607041</text:p>
          </table:table-cell>
          <table:table-cell table:formula="of:=AVERAGE(['Messung 1'.D17];['Messung 2'.D17];['Messung 3'.D17])" office:value-type="float" office:value="2.587654">
            <text:p>2,587654</text:p>
          </table:table-cell>
          <table:table-cell table:formula="of:=STDEV(['Messung 1'.D17];['Messung 2'.D17];['Messung 3'.D17])" office:value-type="float" office:value="0.00383861732919539">
            <text:p>0,0038386173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AVERAGE(['Messung 1'.B18];['Messung 2'.B18];['Messung 3'.B18])" office:value-type="float" office:value="10.126746">
            <text:p>10,126746</text:p>
          </table:table-cell>
          <table:table-cell table:formula="of:=STDEV(['Messung 1'.B18];['Messung 2'.B18];['Messung 3'.B18])" office:value-type="float" office:value="0.234040731284107">
            <text:p>0,2340407313</text:p>
          </table:table-cell>
          <table:table-cell table:formula="of:=AVERAGE(['Messung 1'.D18];['Messung 2'.D18];['Messung 3'.D18])" office:value-type="float" office:value="2.58185733333333">
            <text:p>2,5818573333</text:p>
          </table:table-cell>
          <table:table-cell table:formula="of:=STDEV(['Messung 1'.D18];['Messung 2'.D18];['Messung 3'.D18])" office:value-type="float" office:value="0.0679910725487791">
            <text:p>0,0679910725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AVERAGE(['Messung 1'.B19];['Messung 2'.B19];['Messung 3'.B19])" office:value-type="float" office:value="11.25927">
            <text:p>11,25927</text:p>
          </table:table-cell>
          <table:table-cell table:formula="of:=STDEV(['Messung 1'.B19];['Messung 2'.B19];['Messung 3'.B19])" office:value-type="float" office:value="0.243460992974234">
            <text:p>0,243460993</text:p>
          </table:table-cell>
          <table:table-cell table:formula="of:=AVERAGE(['Messung 1'.D19];['Messung 2'.D19];['Messung 3'.D19])" office:value-type="float" office:value="2.100561">
            <text:p>2,100561</text:p>
          </table:table-cell>
          <table:table-cell table:formula="of:=STDEV(['Messung 1'.D19];['Messung 2'.D19];['Messung 3'.D19])" office:value-type="float" office:value="0.19630523448701">
            <text:p>0,1963052345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AVERAGE(['Messung 1'.B20];['Messung 2'.B20];['Messung 3'.B20])" office:value-type="float" office:value="12.3889753333333">
            <text:p>12,3889753333</text:p>
          </table:table-cell>
          <table:table-cell table:formula="of:=STDEV(['Messung 1'.B20];['Messung 2'.B20];['Messung 3'.B20])" office:value-type="float" office:value="0.237898055238653">
            <text:p>0,2378980552</text:p>
          </table:table-cell>
          <table:table-cell table:formula="of:=AVERAGE(['Messung 1'.D20];['Messung 2'.D20];['Messung 3'.D20])" office:value-type="float" office:value="0.893477333333333">
            <text:p>0,8934773333</text:p>
          </table:table-cell>
          <table:table-cell table:formula="of:=STDEV(['Messung 1'.D20];['Messung 2'.D20];['Messung 3'.D20])" office:value-type="float" office:value="0.400365583943392">
            <text:p>0,400365583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AVERAGE(['Messung 1'.B21];['Messung 2'.B21];['Messung 3'.B21])" office:value-type="float" office:value="13.1627523333333">
            <text:p>13,1627523333</text:p>
          </table:table-cell>
          <table:table-cell table:formula="of:=STDEV(['Messung 1'.B21];['Messung 2'.B21];['Messung 3'.B21])" office:value-type="float" office:value="0.0855015135908915">
            <text:p>0,0855015136</text:p>
          </table:table-cell>
          <table:table-cell table:formula="of:=AVERAGE(['Messung 1'.D21];['Messung 2'.D21];['Messung 3'.D21])" office:value-type="float" office:value="-0.872566">
            <text:p>-0,872566</text:p>
          </table:table-cell>
          <table:table-cell table:formula="of:=STDEV(['Messung 1'.D21];['Messung 2'.D21];['Messung 3'.D21])" office:value-type="float" office:value="0.38664120206336">
            <text:p>0,386641202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AVERAGE(['Messung 1'.B22];['Messung 2'.B22];['Messung 3'.B22])" office:value-type="float" office:value="13.2939363333333">
            <text:p>13,2939363333</text:p>
          </table:table-cell>
          <table:table-cell table:formula="of:=STDEV(['Messung 1'.B22];['Messung 2'.B22];['Messung 3'.B22])" office:value-type="float" office:value="0.0235251973920164">
            <text:p>0,0235251974</text:p>
          </table:table-cell>
          <table:table-cell table:formula="of:=AVERAGE(['Messung 1'.D22];['Messung 2'.D22];['Messung 3'.D22])" office:value-type="float" office:value="-2.34865666666667">
            <text:p>-2,3486566667</text:p>
          </table:table-cell>
          <table:table-cell table:formula="of:=STDEV(['Messung 1'.D22];['Messung 2'.D22];['Messung 3'.D22])" office:value-type="float" office:value="0.277030497567205">
            <text:p>0,277030497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AVERAGE(['Messung 1'.B23];['Messung 2'.B23];['Messung 3'.B23])" office:value-type="float" office:value="13.2699036666667">
            <text:p>13,2699036667</text:p>
          </table:table-cell>
          <table:table-cell table:formula="of:=STDEV(['Messung 1'.B23];['Messung 2'.B23];['Messung 3'.B23])" office:value-type="float" office:value="0.0367368888221814">
            <text:p>0,0367368888</text:p>
          </table:table-cell>
          <table:table-cell table:formula="of:=AVERAGE(['Messung 1'.D23];['Messung 2'.D23];['Messung 3'.D23])" office:value-type="float" office:value="-3.575244">
            <text:p>-3,575244</text:p>
          </table:table-cell>
          <table:table-cell table:formula="of:=STDEV(['Messung 1'.D23];['Messung 2'.D23];['Messung 3'.D23])" office:value-type="float" office:value="0.313101509271354">
            <text:p>0,313101509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AVERAGE(['Messung 1'.B24];['Messung 2'.B24];['Messung 3'.B24])" office:value-type="float" office:value="13.2349546666667">
            <text:p>13,2349546667</text:p>
          </table:table-cell>
          <table:table-cell table:formula="of:=STDEV(['Messung 1'.B24];['Messung 2'.B24];['Messung 3'.B24])" office:value-type="float" office:value="0.0229101841401012">
            <text:p>0,0229101841</text:p>
          </table:table-cell>
          <table:table-cell table:formula="of:=AVERAGE(['Messung 1'.D24];['Messung 2'.D24];['Messung 3'.D24])" office:value-type="float" office:value="-4.79246966666667">
            <text:p>-4,7924696667</text:p>
          </table:table-cell>
          <table:table-cell table:formula="of:=STDEV(['Messung 1'.D24];['Messung 2'.D24];['Messung 3'.D24])" office:value-type="float" office:value="0.231918767046424">
            <text:p>0,23191876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AVERAGE(['Messung 1'.B25];['Messung 2'.B25];['Messung 3'.B25])" office:value-type="float" office:value="13.2511373333333">
            <text:p>13,2511373333</text:p>
          </table:table-cell>
          <table:table-cell table:formula="of:=STDEV(['Messung 1'.B25];['Messung 2'.B25];['Messung 3'.B25])" office:value-type="float" office:value="0.043221578757992">
            <text:p>0,0432215788</text:p>
          </table:table-cell>
          <table:table-cell table:formula="of:=AVERAGE(['Messung 1'.D25];['Messung 2'.D25];['Messung 3'.D25])" office:value-type="float" office:value="-6.06559133333333">
            <text:p>-6,0655913333</text:p>
          </table:table-cell>
          <table:table-cell table:formula="of:=STDEV(['Messung 1'.D25];['Messung 2'.D25];['Messung 3'.D25])" office:value-type="float" office:value="0.376090858226218">
            <text:p>0,376090858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AVERAGE(['Messung 1'.B26];['Messung 2'.B26];['Messung 3'.B26])" office:value-type="float" office:value="13.4169193333333">
            <text:p>13,4169193333</text:p>
          </table:table-cell>
          <table:table-cell table:formula="of:=STDEV(['Messung 1'.B26];['Messung 2'.B26];['Messung 3'.B26])" office:value-type="float" office:value="0.151526949043176">
            <text:p>0,151526949</text:p>
          </table:table-cell>
          <table:table-cell table:formula="of:=AVERAGE(['Messung 1'.D26];['Messung 2'.D26];['Messung 3'.D26])" office:value-type="float" office:value="-7.79172233333333">
            <text:p>-7,7917223333</text:p>
          </table:table-cell>
          <table:table-cell table:formula="of:=STDEV(['Messung 1'.D26];['Messung 2'.D26];['Messung 3'.D26])" office:value-type="float" office:value="0.663679740635747">
            <text:p>0,663679740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AVERAGE(['Messung 1'.B27];['Messung 2'.B27];['Messung 3'.B27])" office:value-type="float" office:value="13.535006">
            <text:p>13,535006</text:p>
          </table:table-cell>
          <table:table-cell table:formula="of:=STDEV(['Messung 1'.B27];['Messung 2'.B27];['Messung 3'.B27])" office:value-type="float" office:value="0.0615099170865968">
            <text:p>0,0615099171</text:p>
          </table:table-cell>
          <table:table-cell table:formula="of:=AVERAGE(['Messung 1'.D27];['Messung 2'.D27];['Messung 3'.D27])" office:value-type="float" office:value="-9.52800333333333">
            <text:p>-9,5280033333</text:p>
          </table:table-cell>
          <table:table-cell table:formula="of:=STDEV(['Messung 1'.D27];['Messung 2'.D27];['Messung 3'.D27])" office:value-type="float" office:value="0.459618221947665">
            <text:p>0,4596182219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AVERAGE(['Messung 1'.B28];['Messung 2'.B28];['Messung 3'.B28])" office:value-type="float" office:value="13.6994063333333">
            <text:p>13,6994063333</text:p>
          </table:table-cell>
          <table:table-cell table:formula="of:=STDEV(['Messung 1'.B28];['Messung 2'.B28];['Messung 3'.B28])" office:value-type="float" office:value="0.116348269077513">
            <text:p>0,1163482691</text:p>
          </table:table-cell>
          <table:table-cell table:formula="of:=AVERAGE(['Messung 1'.D28];['Messung 2'.D28];['Messung 3'.D28])" office:value-type="float" office:value="-11.6837936666667">
            <text:p>-11,6837936667</text:p>
          </table:table-cell>
          <table:table-cell table:formula="of:=STDEV(['Messung 1'.D28];['Messung 2'.D28];['Messung 3'.D28])" office:value-type="float" office:value="0.593858449301122">
            <text:p>0,593858449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AVERAGE(['Messung 1'.B29];['Messung 2'.B29];['Messung 3'.B29])" office:value-type="float" office:value="13.6854413333333">
            <text:p>13,6854413333</text:p>
          </table:table-cell>
          <table:table-cell table:formula="of:=STDEV(['Messung 1'.B29];['Messung 2'.B29];['Messung 3'.B29])" office:value-type="float" office:value="0.102860138699758">
            <text:p>0,1028601387</text:p>
          </table:table-cell>
          <table:table-cell table:formula="of:=AVERAGE(['Messung 1'.D29];['Messung 2'.D29];['Messung 3'.D29])" office:value-type="float" office:value="-13.1277746666667">
            <text:p>-13,1277746667</text:p>
          </table:table-cell>
          <table:table-cell table:formula="of:=STDEV(['Messung 1'.D29];['Messung 2'.D29];['Messung 3'.D29])" office:value-type="float" office:value="0.10411306689044">
            <text:p>0,1041130669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AVERAGE(['Messung 1'.B30];['Messung 2'.B30];['Messung 3'.B30])" office:value-type="float" office:value="13.509314">
            <text:p>13,509314</text:p>
          </table:table-cell>
          <table:table-cell table:formula="of:=STDEV(['Messung 1'.B30];['Messung 2'.B30];['Messung 3'.B30])" office:value-type="float" office:value="0.0451842044635066">
            <text:p>0,0451842045</text:p>
          </table:table-cell>
          <table:table-cell table:formula="of:=AVERAGE(['Messung 1'.D30];['Messung 2'.D30];['Messung 3'.D30])" office:value-type="float" office:value="-14.240989">
            <text:p>-14,240989</text:p>
          </table:table-cell>
          <table:table-cell table:formula="of:=STDEV(['Messung 1'.D30];['Messung 2'.D30];['Messung 3'.D30])" office:value-type="float" office:value="0.348046077864699">
            <text:p>0,348046077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AVERAGE(['Messung 1'.B31];['Messung 2'.B31];['Messung 3'.B31])" office:value-type="float" office:value="13.5104433333333">
            <text:p>13,5104433333</text:p>
          </table:table-cell>
          <table:table-cell table:formula="of:=STDEV(['Messung 1'.B31];['Messung 2'.B31];['Messung 3'.B31])" office:value-type="float" office:value="0.0534937684065472">
            <text:p>0,0534937684</text:p>
          </table:table-cell>
          <table:table-cell table:formula="of:=AVERAGE(['Messung 1'.D31];['Messung 2'.D31];['Messung 3'.D31])" office:value-type="float" office:value="-16.072921">
            <text:p>-16,072921</text:p>
          </table:table-cell>
          <table:table-cell table:formula="of:=STDEV(['Messung 1'.D31];['Messung 2'.D31];['Messung 3'.D31])" office:value-type="float" office:value="0.0508221428414818">
            <text:p>0,050822142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AVERAGE(['Messung 1'.B32];['Messung 2'.B32];['Messung 3'.B32])" office:value-type="float" office:value="13.6524">
            <text:p>13,6524</text:p>
          </table:table-cell>
          <table:table-cell table:formula="of:=STDEV(['Messung 1'.B32];['Messung 2'.B32];['Messung 3'.B32])" office:value-type="float" office:value="0.0742708590767602">
            <text:p>0,0742708591</text:p>
          </table:table-cell>
          <table:table-cell table:formula="of:=AVERAGE(['Messung 1'.D32];['Messung 2'.D32];['Messung 3'.D32])" office:value-type="float" office:value="-18.9088306666667">
            <text:p>-18,9088306667</text:p>
          </table:table-cell>
          <table:table-cell table:formula="of:=STDEV(['Messung 1'.D32];['Messung 2'.D32];['Messung 3'.D32])" office:value-type="float" office:value="0.978384574253056">
            <text:p>0,9783845743</text:p>
          </table:table-cell>
        </table:table-row>
        <table:table-row table:style-name="ro2">
          <table:table-cell table:number-columns-repeated="5"/>
        </table:table-row>
      </table:table>
      <table:table table:name="Messung 1" table:style-name="ta1"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Stepper [degrees]</text:p>
          </table:table-cell>
          <table:table-cell office:value-type="string">
            <text:p>Lift transducer [mV/V]</text:p>
          </table:table-cell>
          <table:table-cell/>
          <table:table-cell office:value-type="string">
            <text:p>Drag transducer [mV/V]</text:p>
          </table:table-cell>
          <table:table-cell/>
        </table:table-row>
        <table:table-row table:style-name="ro2">
          <table:table-cell office:value-type="float" office:value="-45">
            <text:p>-45</text:p>
          </table:table-cell>
          <table:table-cell office:value-type="float" office:value="5.448468">
            <text:p>5,448468</text:p>
          </table:table-cell>
          <table:table-cell/>
          <table:table-cell office:value-type="float" office:value="-20.103669">
            <text:p>-20,103669</text:p>
          </table:table-cell>
          <table:table-cell/>
        </table:table-row>
        <table:table-row table:style-name="ro2">
          <table:table-cell office:value-type="float" office:value="-42">
            <text:p>-42</text:p>
          </table:table-cell>
          <table:table-cell office:value-type="float" office:value="5.432838">
            <text:p>5,432838</text:p>
          </table:table-cell>
          <table:table-cell/>
          <table:table-cell office:value-type="float" office:value="-17.364475">
            <text:p>-17,364475</text:p>
          </table:table-cell>
          <table:table-cell/>
        </table:table-row>
        <table:table-row table:style-name="ro2">
          <table:table-cell office:value-type="float" office:value="-39">
            <text:p>-39</text:p>
          </table:table-cell>
          <table:table-cell office:value-type="float" office:value="5.514953">
            <text:p>5,514953</text:p>
          </table:table-cell>
          <table:table-cell/>
          <table:table-cell office:value-type="float" office:value="-15.411608">
            <text:p>-15,411608</text:p>
          </table:table-cell>
          <table:table-cell/>
        </table:table-row>
        <table:table-row table:style-name="ro2">
          <table:table-cell office:value-type="float" office:value="-36">
            <text:p>-36</text:p>
          </table:table-cell>
          <table:table-cell office:value-type="float" office:value="5.612185">
            <text:p>5,612185</text:p>
          </table:table-cell>
          <table:table-cell/>
          <table:table-cell office:value-type="float" office:value="-13.565776">
            <text:p>-13,565776</text:p>
          </table:table-cell>
          <table:table-cell/>
        </table:table-row>
        <table:table-row table:style-name="ro2">
          <table:table-cell office:value-type="float" office:value="-33">
            <text:p>-33</text:p>
          </table:table-cell>
          <table:table-cell office:value-type="float" office:value="5.48574">
            <text:p>5,48574</text:p>
          </table:table-cell>
          <table:table-cell/>
          <table:table-cell office:value-type="float" office:value="-12.217191">
            <text:p>-12,217191</text:p>
          </table:table-cell>
          <table:table-cell/>
        </table:table-row>
        <table:table-row table:style-name="ro2">
          <table:table-cell office:value-type="float" office:value="-30">
            <text:p>-30</text:p>
          </table:table-cell>
          <table:table-cell office:value-type="float" office:value="5.439952">
            <text:p>5,439952</text:p>
          </table:table-cell>
          <table:table-cell/>
          <table:table-cell office:value-type="float" office:value="-10.716775">
            <text:p>-10,716775</text:p>
          </table:table-cell>
          <table:table-cell/>
        </table:table-row>
        <table:table-row table:style-name="ro2">
          <table:table-cell office:value-type="float" office:value="-27">
            <text:p>-27</text:p>
          </table:table-cell>
          <table:table-cell office:value-type="float" office:value="5.586115">
            <text:p>5,586115</text:p>
          </table:table-cell>
          <table:table-cell/>
          <table:table-cell office:value-type="float" office:value="-8.813981">
            <text:p>-8,813981</text:p>
          </table:table-cell>
          <table:table-cell/>
        </table:table-row>
        <table:table-row table:style-name="ro2">
          <table:table-cell office:value-type="float" office:value="-24">
            <text:p>-24</text:p>
          </table:table-cell>
          <table:table-cell office:value-type="float" office:value="6.025008">
            <text:p>6,025008</text:p>
          </table:table-cell>
          <table:table-cell/>
          <table:table-cell office:value-type="float" office:value="-6.793435">
            <text:p>-6,793435</text:p>
          </table:table-cell>
          <table:table-cell/>
        </table:table-row>
        <table:table-row table:style-name="ro2">
          <table:table-cell office:value-type="float" office:value="-21">
            <text:p>-21</text:p>
          </table:table-cell>
          <table:table-cell office:value-type="float" office:value="5.981775">
            <text:p>5,981775</text:p>
          </table:table-cell>
          <table:table-cell/>
          <table:table-cell office:value-type="float" office:value="-5.536438">
            <text:p>-5,536438</text:p>
          </table:table-cell>
          <table:table-cell/>
        </table:table-row>
        <table:table-row table:style-name="ro2">
          <table:table-cell office:value-type="float" office:value="-18">
            <text:p>-18</text:p>
          </table:table-cell>
          <table:table-cell office:value-type="float" office:value="5.877317">
            <text:p>5,877317</text:p>
          </table:table-cell>
          <table:table-cell/>
          <table:table-cell office:value-type="float" office:value="-4.21379">
            <text:p>-4,21379</text:p>
          </table:table-cell>
          <table:table-cell/>
        </table:table-row>
        <table:table-row table:style-name="ro2">
          <table:table-cell office:value-type="float" office:value="-15">
            <text:p>-15</text:p>
          </table:table-cell>
          <table:table-cell office:value-type="float" office:value="5.805233">
            <text:p>5,805233</text:p>
          </table:table-cell>
          <table:table-cell/>
          <table:table-cell office:value-type="float" office:value="-3.144292">
            <text:p>-3,144292</text:p>
          </table:table-cell>
          <table:table-cell/>
        </table:table-row>
        <table:table-row table:style-name="ro2">
          <table:table-cell office:value-type="float" office:value="-12">
            <text:p>-12</text:p>
          </table:table-cell>
          <table:table-cell office:value-type="float" office:value="5.83136">
            <text:p>5,83136</text:p>
          </table:table-cell>
          <table:table-cell/>
          <table:table-cell office:value-type="float" office:value="-1.745688">
            <text:p>-1,745688</text:p>
          </table:table-cell>
          <table:table-cell/>
        </table:table-row>
        <table:table-row table:style-name="ro2">
          <table:table-cell office:value-type="float" office:value="-9">
            <text:p>-9</text:p>
          </table:table-cell>
          <table:table-cell office:value-type="float" office:value="6.171958">
            <text:p>6,171958</text:p>
          </table:table-cell>
          <table:table-cell/>
          <table:table-cell office:value-type="float" office:value="-0.137518">
            <text:p>-0,137518</text:p>
          </table:table-cell>
          <table:table-cell/>
        </table:table-row>
        <table:table-row table:style-name="ro2">
          <table:table-cell office:value-type="float" office:value="-6">
            <text:p>-6</text:p>
          </table:table-cell>
          <table:table-cell office:value-type="float" office:value="7.197981">
            <text:p>7,197981</text:p>
          </table:table-cell>
          <table:table-cell/>
          <table:table-cell office:value-type="float" office:value="1.50915">
            <text:p>1,50915</text:p>
          </table:table-cell>
          <table:table-cell/>
        </table:table-row>
        <table:table-row table:style-name="ro2">
          <table:table-cell office:value-type="float" office:value="-3">
            <text:p>-3</text:p>
          </table:table-cell>
          <table:table-cell office:value-type="float" office:value="8.30589">
            <text:p>8,30589</text:p>
          </table:table-cell>
          <table:table-cell/>
          <table:table-cell office:value-type="float" office:value="2.325532">
            <text:p>2,325532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.327408">
            <text:p>9,327408</text:p>
          </table:table-cell>
          <table:table-cell/>
          <table:table-cell office:value-type="float" office:value="2.589717">
            <text:p>2,589717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.396916">
            <text:p>10,396916</text:p>
          </table:table-cell>
          <table:table-cell/>
          <table:table-cell office:value-type="float" office:value="2.503545">
            <text:p>2,50354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.54021">
            <text:p>11,54021</text:p>
          </table:table-cell>
          <table:table-cell/>
          <table:table-cell office:value-type="float" office:value="1.874443">
            <text:p>1,874443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.663515">
            <text:p>12,663515</text:p>
          </table:table-cell>
          <table:table-cell/>
          <table:table-cell office:value-type="float" office:value="0.431175">
            <text:p>0,431175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.255648">
            <text:p>13,255648</text:p>
          </table:table-cell>
          <table:table-cell/>
          <table:table-cell office:value-type="float" office:value="-1.317905">
            <text:p>-1,317905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.278286">
            <text:p>13,278286</text:p>
          </table:table-cell>
          <table:table-cell/>
          <table:table-cell office:value-type="float" office:value="-2.668543">
            <text:p>-2,668543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.293075">
            <text:p>13,293075</text:p>
          </table:table-cell>
          <table:table-cell/>
          <table:table-cell office:value-type="float" office:value="-3.93486">
            <text:p>-3,93486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3.211366">
            <text:p>13,211366</text:p>
          </table:table-cell>
          <table:table-cell/>
          <table:table-cell office:value-type="float" office:value="-5.056288">
            <text:p>-5,056288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3.297701">
            <text:p>13,297701</text:p>
          </table:table-cell>
          <table:table-cell/>
          <table:table-cell office:value-type="float" office:value="-6.499472">
            <text:p>-6,499472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3.547663">
            <text:p>13,547663</text:p>
          </table:table-cell>
          <table:table-cell/>
          <table:table-cell office:value-type="float" office:value="-8.494606">
            <text:p>-8,494606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.604976">
            <text:p>13,604976</text:p>
          </table:table-cell>
          <table:table-cell/>
          <table:table-cell office:value-type="float" office:value="-10.058723">
            <text:p>-10,058723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.683913">
            <text:p>13,683913</text:p>
          </table:table-cell>
          <table:table-cell/>
          <table:table-cell office:value-type="float" office:value="-12.11391">
            <text:p>-12,11391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.569028">
            <text:p>13,569028</text:p>
          </table:table-cell>
          <table:table-cell/>
          <table:table-cell office:value-type="float" office:value="-13.247126">
            <text:p>-13,247126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3.482143">
            <text:p>13,482143</text:p>
          </table:table-cell>
          <table:table-cell/>
          <table:table-cell office:value-type="float" office:value="-14.591326">
            <text:p>-14,591326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.452555">
            <text:p>13,452555</text:p>
          </table:table-cell>
          <table:table-cell/>
          <table:table-cell office:value-type="float" office:value="-16.130648">
            <text:p>-16,130648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3.738138">
            <text:p>13,738138</text:p>
          </table:table-cell>
          <table:table-cell/>
          <table:table-cell office:value-type="float" office:value="-20.036813">
            <text:p>-20,036813</text:p>
          </table:table-cell>
          <table:table-cell/>
        </table:table-row>
        <table:table-row table:style-name="ro2" table:number-rows-repeated="104854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essung 2" table:style-name="ta1"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Stepper [degrees]</text:p>
          </table:table-cell>
          <table:table-cell office:value-type="string">
            <text:p>Lift transducer [mV/V]</text:p>
          </table:table-cell>
          <table:table-cell/>
          <table:table-cell office:value-type="string">
            <text:p>Drag transducer [mV/V]</text:p>
          </table:table-cell>
          <table:table-cell/>
        </table:table-row>
        <table:table-row table:style-name="ro2">
          <table:table-cell office:value-type="float" office:value="-45">
            <text:p>-45</text:p>
          </table:table-cell>
          <table:table-cell office:value-type="float" office:value="5.424323">
            <text:p>5,424323</text:p>
          </table:table-cell>
          <table:table-cell/>
          <table:table-cell office:value-type="float" office:value="-23.009861">
            <text:p>-23,009861</text:p>
          </table:table-cell>
          <table:table-cell/>
        </table:table-row>
        <table:table-row table:style-name="ro2">
          <table:table-cell office:value-type="float" office:value="-42">
            <text:p>-42</text:p>
          </table:table-cell>
          <table:table-cell office:value-type="float" office:value="5.590187">
            <text:p>5,590187</text:p>
          </table:table-cell>
          <table:table-cell/>
          <table:table-cell office:value-type="float" office:value="-18.330591">
            <text:p>-18,330591</text:p>
          </table:table-cell>
          <table:table-cell/>
        </table:table-row>
        <table:table-row table:style-name="ro2">
          <table:table-cell office:value-type="float" office:value="-39">
            <text:p>-39</text:p>
          </table:table-cell>
          <table:table-cell office:value-type="float" office:value="5.527053">
            <text:p>5,527053</text:p>
          </table:table-cell>
          <table:table-cell/>
          <table:table-cell office:value-type="float" office:value="-16.082556">
            <text:p>-16,082556</text:p>
          </table:table-cell>
          <table:table-cell/>
        </table:table-row>
        <table:table-row table:style-name="ro2">
          <table:table-cell office:value-type="float" office:value="-36">
            <text:p>-36</text:p>
          </table:table-cell>
          <table:table-cell office:value-type="float" office:value="5.56415">
            <text:p>5,56415</text:p>
          </table:table-cell>
          <table:table-cell/>
          <table:table-cell office:value-type="float" office:value="-14.097996">
            <text:p>-14,097996</text:p>
          </table:table-cell>
          <table:table-cell/>
        </table:table-row>
        <table:table-row table:style-name="ro2">
          <table:table-cell office:value-type="float" office:value="-33">
            <text:p>-33</text:p>
          </table:table-cell>
          <table:table-cell office:value-type="float" office:value="5.570017">
            <text:p>5,570017</text:p>
          </table:table-cell>
          <table:table-cell/>
          <table:table-cell office:value-type="float" office:value="-12.861826">
            <text:p>-12,861826</text:p>
          </table:table-cell>
          <table:table-cell/>
        </table:table-row>
        <table:table-row table:style-name="ro2">
          <table:table-cell office:value-type="float" office:value="-30">
            <text:p>-30</text:p>
          </table:table-cell>
          <table:table-cell office:value-type="float" office:value="5.48978">
            <text:p>5,48978</text:p>
          </table:table-cell>
          <table:table-cell/>
          <table:table-cell office:value-type="float" office:value="-11.515978">
            <text:p>-11,515978</text:p>
          </table:table-cell>
          <table:table-cell/>
        </table:table-row>
        <table:table-row table:style-name="ro2">
          <table:table-cell office:value-type="float" office:value="-27">
            <text:p>-27</text:p>
          </table:table-cell>
          <table:table-cell office:value-type="float" office:value="5.731998">
            <text:p>5,731998</text:p>
          </table:table-cell>
          <table:table-cell/>
          <table:table-cell office:value-type="float" office:value="-8.955226">
            <text:p>-8,955226</text:p>
          </table:table-cell>
          <table:table-cell/>
        </table:table-row>
        <table:table-row table:style-name="ro2">
          <table:table-cell office:value-type="float" office:value="-24">
            <text:p>-24</text:p>
          </table:table-cell>
          <table:table-cell office:value-type="float" office:value="5.80332">
            <text:p>5,80332</text:p>
          </table:table-cell>
          <table:table-cell/>
          <table:table-cell office:value-type="float" office:value="-7.55885">
            <text:p>-7,55885</text:p>
          </table:table-cell>
          <table:table-cell/>
        </table:table-row>
        <table:table-row table:style-name="ro2">
          <table:table-cell office:value-type="float" office:value="-21">
            <text:p>-21</text:p>
          </table:table-cell>
          <table:table-cell office:value-type="float" office:value="5.926815">
            <text:p>5,926815</text:p>
          </table:table-cell>
          <table:table-cell/>
          <table:table-cell office:value-type="float" office:value="-5.86901">
            <text:p>-5,86901</text:p>
          </table:table-cell>
          <table:table-cell/>
        </table:table-row>
        <table:table-row table:style-name="ro2">
          <table:table-cell office:value-type="float" office:value="-18">
            <text:p>-18</text:p>
          </table:table-cell>
          <table:table-cell office:value-type="float" office:value="5.92331">
            <text:p>5,92331</text:p>
          </table:table-cell>
          <table:table-cell/>
          <table:table-cell office:value-type="float" office:value="-4.733237">
            <text:p>-4,733237</text:p>
          </table:table-cell>
          <table:table-cell/>
        </table:table-row>
        <table:table-row table:style-name="ro2">
          <table:table-cell office:value-type="float" office:value="-15">
            <text:p>-15</text:p>
          </table:table-cell>
          <table:table-cell office:value-type="float" office:value="5.821435">
            <text:p>5,821435</text:p>
          </table:table-cell>
          <table:table-cell/>
          <table:table-cell office:value-type="float" office:value="-3.621018">
            <text:p>-3,621018</text:p>
          </table:table-cell>
          <table:table-cell/>
        </table:table-row>
        <table:table-row table:style-name="ro2">
          <table:table-cell office:value-type="float" office:value="-12">
            <text:p>-12</text:p>
          </table:table-cell>
          <table:table-cell office:value-type="float" office:value="5.851238">
            <text:p>5,851238</text:p>
          </table:table-cell>
          <table:table-cell/>
          <table:table-cell office:value-type="float" office:value="-2.327518">
            <text:p>-2,327518</text:p>
          </table:table-cell>
          <table:table-cell/>
        </table:table-row>
        <table:table-row table:style-name="ro2">
          <table:table-cell office:value-type="float" office:value="-9">
            <text:p>-9</text:p>
          </table:table-cell>
          <table:table-cell office:value-type="float" office:value="6.017298">
            <text:p>6,017298</text:p>
          </table:table-cell>
          <table:table-cell/>
          <table:table-cell office:value-type="float" office:value="-0.783688">
            <text:p>-0,783688</text:p>
          </table:table-cell>
          <table:table-cell/>
        </table:table-row>
        <table:table-row table:style-name="ro2">
          <table:table-cell office:value-type="float" office:value="-6">
            <text:p>-6</text:p>
          </table:table-cell>
          <table:table-cell office:value-type="float" office:value="6.797646">
            <text:p>6,797646</text:p>
          </table:table-cell>
          <table:table-cell/>
          <table:table-cell office:value-type="float" office:value="0.99124">
            <text:p>0,99124</text:p>
          </table:table-cell>
          <table:table-cell/>
        </table:table-row>
        <table:table-row table:style-name="ro2">
          <table:table-cell office:value-type="float" office:value="-3">
            <text:p>-3</text:p>
          </table:table-cell>
          <table:table-cell office:value-type="float" office:value="7.924606">
            <text:p>7,924606</text:p>
          </table:table-cell>
          <table:table-cell/>
          <table:table-cell office:value-type="float" office:value="2.137838">
            <text:p>2,137838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.993455">
            <text:p>8,993455</text:p>
          </table:table-cell>
          <table:table-cell/>
          <table:table-cell office:value-type="float" office:value="2.583225">
            <text:p>2,58322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.986076">
            <text:p>9,986076</text:p>
          </table:table-cell>
          <table:table-cell/>
          <table:table-cell office:value-type="float" office:value="2.6162">
            <text:p>2,6162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.10998">
            <text:p>11,10998</text:p>
          </table:table-cell>
          <table:table-cell/>
          <table:table-cell office:value-type="float" office:value="2.199882">
            <text:p>2,199882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.243553">
            <text:p>12,243553</text:p>
          </table:table-cell>
          <table:table-cell/>
          <table:table-cell office:value-type="float" office:value="1.124752">
            <text:p>1,124752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.145258">
            <text:p>13,145258</text:p>
          </table:table-cell>
          <table:table-cell/>
          <table:table-cell office:value-type="float" office:value="-0.677215">
            <text:p>-0,677215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.282533">
            <text:p>13,282533</text:p>
          </table:table-cell>
          <table:table-cell/>
          <table:table-cell office:value-type="float" office:value="-2.189382">
            <text:p>-2,189382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.227546">
            <text:p>13,227546</text:p>
          </table:table-cell>
          <table:table-cell/>
          <table:table-cell office:value-type="float" office:value="-3.36319">
            <text:p>-3,36319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3.236378">
            <text:p>13,236378</text:p>
          </table:table-cell>
          <table:table-cell/>
          <table:table-cell office:value-type="float" office:value="-4.700388">
            <text:p>-4,700388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3.243411">
            <text:p>13,243411</text:p>
          </table:table-cell>
          <table:table-cell/>
          <table:table-cell office:value-type="float" office:value="-5.832682">
            <text:p>-5,832682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3.452245">
            <text:p>13,452245</text:p>
          </table:table-cell>
          <table:table-cell/>
          <table:table-cell office:value-type="float" office:value="-7.704736">
            <text:p>-7,704736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.489456">
            <text:p>13,489456</text:p>
          </table:table-cell>
          <table:table-cell/>
          <table:table-cell office:value-type="float" office:value="-9.263821">
            <text:p>-9,263821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.591581">
            <text:p>13,591581</text:p>
          </table:table-cell>
          <table:table-cell/>
          <table:table-cell office:value-type="float" office:value="-11.006223">
            <text:p>-11,006223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.764048">
            <text:p>13,764048</text:p>
          </table:table-cell>
          <table:table-cell/>
          <table:table-cell office:value-type="float" office:value="-13.05561">
            <text:p>-13,05561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3.484326">
            <text:p>13,484326</text:p>
          </table:table-cell>
          <table:table-cell/>
          <table:table-cell office:value-type="float" office:value="-13.89528">
            <text:p>-13,89528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.55805">
            <text:p>13,55805</text:p>
          </table:table-cell>
          <table:table-cell/>
          <table:table-cell office:value-type="float" office:value="-16.0532">
            <text:p>-16,0532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3.611236">
            <text:p>13,611236</text:p>
          </table:table-cell>
          <table:table-cell/>
          <table:table-cell office:value-type="float" office:value="-18.290266">
            <text:p>-18,290266</text:p>
          </table:table-cell>
          <table:table-cell/>
        </table:table-row>
        <table:table-row table:style-name="ro2" table:number-rows-repeated="104854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essung 3" table:style-name="ta1"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Stepper [degrees]</text:p>
          </table:table-cell>
          <table:table-cell office:value-type="string">
            <text:p>Lift transducer [mV/V]</text:p>
          </table:table-cell>
          <table:table-cell/>
          <table:table-cell office:value-type="string">
            <text:p>Drag transducer [mV/V]</text:p>
          </table:table-cell>
          <table:table-cell/>
        </table:table-row>
        <table:table-row table:style-name="ro2">
          <table:table-cell office:value-type="float" office:value="-45">
            <text:p>-45</text:p>
          </table:table-cell>
          <table:table-cell office:value-type="float" office:value="5.4201">
            <text:p>5,4201</text:p>
          </table:table-cell>
          <table:table-cell/>
          <table:table-cell office:value-type="float" office:value="-23.326899">
            <text:p>-23,326899</text:p>
          </table:table-cell>
          <table:table-cell/>
        </table:table-row>
        <table:table-row table:style-name="ro2">
          <table:table-cell office:value-type="float" office:value="-42">
            <text:p>-42</text:p>
          </table:table-cell>
          <table:table-cell office:value-type="float" office:value="5.78368">
            <text:p>5,78368</text:p>
          </table:table-cell>
          <table:table-cell/>
          <table:table-cell office:value-type="float" office:value="-17.851451">
            <text:p>-17,851451</text:p>
          </table:table-cell>
          <table:table-cell/>
        </table:table-row>
        <table:table-row table:style-name="ro2">
          <table:table-cell office:value-type="float" office:value="-39">
            <text:p>-39</text:p>
          </table:table-cell>
          <table:table-cell office:value-type="float" office:value="5.639895">
            <text:p>5,639895</text:p>
          </table:table-cell>
          <table:table-cell/>
          <table:table-cell office:value-type="float" office:value="-15.677881">
            <text:p>-15,677881</text:p>
          </table:table-cell>
          <table:table-cell/>
        </table:table-row>
        <table:table-row table:style-name="ro2">
          <table:table-cell office:value-type="float" office:value="-36">
            <text:p>-36</text:p>
          </table:table-cell>
          <table:table-cell office:value-type="float" office:value="5.532505">
            <text:p>5,532505</text:p>
          </table:table-cell>
          <table:table-cell/>
          <table:table-cell office:value-type="float" office:value="-14.217778">
            <text:p>-14,217778</text:p>
          </table:table-cell>
          <table:table-cell/>
        </table:table-row>
        <table:table-row table:style-name="ro2">
          <table:table-cell office:value-type="float" office:value="-33">
            <text:p>-33</text:p>
          </table:table-cell>
          <table:table-cell office:value-type="float" office:value="5.44731">
            <text:p>5,44731</text:p>
          </table:table-cell>
          <table:table-cell/>
          <table:table-cell office:value-type="float" office:value="-12.69907">
            <text:p>-12,69907</text:p>
          </table:table-cell>
          <table:table-cell/>
        </table:table-row>
        <table:table-row table:style-name="ro2">
          <table:table-cell office:value-type="float" office:value="-30">
            <text:p>-30</text:p>
          </table:table-cell>
          <table:table-cell office:value-type="float" office:value="5.52301">
            <text:p>5,52301</text:p>
          </table:table-cell>
          <table:table-cell/>
          <table:table-cell office:value-type="float" office:value="-11.313243">
            <text:p>-11,313243</text:p>
          </table:table-cell>
          <table:table-cell/>
        </table:table-row>
        <table:table-row table:style-name="ro2">
          <table:table-cell office:value-type="float" office:value="-27">
            <text:p>-27</text:p>
          </table:table-cell>
          <table:table-cell office:value-type="float" office:value="5.64724">
            <text:p>5,64724</text:p>
          </table:table-cell>
          <table:table-cell/>
          <table:table-cell office:value-type="float" office:value="-9.539095">
            <text:p>-9,539095</text:p>
          </table:table-cell>
          <table:table-cell/>
        </table:table-row>
        <table:table-row table:style-name="ro2">
          <table:table-cell office:value-type="float" office:value="-24">
            <text:p>-24</text:p>
          </table:table-cell>
          <table:table-cell office:value-type="float" office:value="5.820025">
            <text:p>5,820025</text:p>
          </table:table-cell>
          <table:table-cell/>
          <table:table-cell office:value-type="float" office:value="-7.372125">
            <text:p>-7,372125</text:p>
          </table:table-cell>
          <table:table-cell/>
        </table:table-row>
        <table:table-row table:style-name="ro2">
          <table:table-cell office:value-type="float" office:value="-21">
            <text:p>-21</text:p>
          </table:table-cell>
          <table:table-cell office:value-type="float" office:value="5.898912">
            <text:p>5,898912</text:p>
          </table:table-cell>
          <table:table-cell/>
          <table:table-cell office:value-type="float" office:value="-5.949307">
            <text:p>-5,949307</text:p>
          </table:table-cell>
          <table:table-cell/>
        </table:table-row>
        <table:table-row table:style-name="ro2">
          <table:table-cell office:value-type="float" office:value="-18">
            <text:p>-18</text:p>
          </table:table-cell>
          <table:table-cell office:value-type="float" office:value="5.8829">
            <text:p>5,8829</text:p>
          </table:table-cell>
          <table:table-cell/>
          <table:table-cell office:value-type="float" office:value="-4.725615">
            <text:p>-4,725615</text:p>
          </table:table-cell>
          <table:table-cell/>
        </table:table-row>
        <table:table-row table:style-name="ro2">
          <table:table-cell office:value-type="float" office:value="-15">
            <text:p>-15</text:p>
          </table:table-cell>
          <table:table-cell office:value-type="float" office:value="5.917982">
            <text:p>5,917982</text:p>
          </table:table-cell>
          <table:table-cell/>
          <table:table-cell office:value-type="float" office:value="-3.554482">
            <text:p>-3,554482</text:p>
          </table:table-cell>
          <table:table-cell/>
        </table:table-row>
        <table:table-row table:style-name="ro2">
          <table:table-cell office:value-type="float" office:value="-12">
            <text:p>-12</text:p>
          </table:table-cell>
          <table:table-cell office:value-type="float" office:value="5.914802">
            <text:p>5,914802</text:p>
          </table:table-cell>
          <table:table-cell/>
          <table:table-cell office:value-type="float" office:value="-2.265993">
            <text:p>-2,265993</text:p>
          </table:table-cell>
          <table:table-cell/>
        </table:table-row>
        <table:table-row table:style-name="ro2">
          <table:table-cell office:value-type="float" office:value="-9">
            <text:p>-9</text:p>
          </table:table-cell>
          <table:table-cell office:value-type="float" office:value="6.007437">
            <text:p>6,007437</text:p>
          </table:table-cell>
          <table:table-cell/>
          <table:table-cell office:value-type="float" office:value="-0.78648">
            <text:p>-0,78648</text:p>
          </table:table-cell>
          <table:table-cell/>
        </table:table-row>
        <table:table-row table:style-name="ro2">
          <table:table-cell office:value-type="float" office:value="-6">
            <text:p>-6</text:p>
          </table:table-cell>
          <table:table-cell office:value-type="float" office:value="6.826046">
            <text:p>6,826046</text:p>
          </table:table-cell>
          <table:table-cell/>
          <table:table-cell office:value-type="float" office:value="1.000317">
            <text:p>1,000317</text:p>
          </table:table-cell>
          <table:table-cell/>
        </table:table-row>
        <table:table-row table:style-name="ro2">
          <table:table-cell office:value-type="float" office:value="-3">
            <text:p>-3</text:p>
          </table:table-cell>
          <table:table-cell office:value-type="float" office:value="7.945308">
            <text:p>7,945308</text:p>
          </table:table-cell>
          <table:table-cell/>
          <table:table-cell office:value-type="float" office:value="2.153795">
            <text:p>2,153795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.013611">
            <text:p>9,013611</text:p>
          </table:table-cell>
          <table:table-cell/>
          <table:table-cell office:value-type="float" office:value="2.59002">
            <text:p>2,5900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.997246">
            <text:p>9,997246</text:p>
          </table:table-cell>
          <table:table-cell/>
          <table:table-cell office:value-type="float" office:value="2.625827">
            <text:p>2,625827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.12762">
            <text:p>11,12762</text:p>
          </table:table-cell>
          <table:table-cell/>
          <table:table-cell office:value-type="float" office:value="2.227358">
            <text:p>2,22735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.259858">
            <text:p>12,259858</text:p>
          </table:table-cell>
          <table:table-cell/>
          <table:table-cell office:value-type="float" office:value="1.124505">
            <text:p>1,124505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.087351">
            <text:p>13,087351</text:p>
          </table:table-cell>
          <table:table-cell/>
          <table:table-cell office:value-type="float" office:value="-0.622578">
            <text:p>-0,622578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.32099">
            <text:p>13,32099</text:p>
          </table:table-cell>
          <table:table-cell/>
          <table:table-cell office:value-type="float" office:value="-2.188045">
            <text:p>-2,188045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.28909">
            <text:p>13,28909</text:p>
          </table:table-cell>
          <table:table-cell/>
          <table:table-cell office:value-type="float" office:value="-3.427682">
            <text:p>-3,427682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3.25712">
            <text:p>13,25712</text:p>
          </table:table-cell>
          <table:table-cell/>
          <table:table-cell office:value-type="float" office:value="-4.620733">
            <text:p>-4,620733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3.2123">
            <text:p>13,2123</text:p>
          </table:table-cell>
          <table:table-cell/>
          <table:table-cell office:value-type="float" office:value="-5.86462">
            <text:p>-5,86462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3.25085">
            <text:p>13,25085</text:p>
          </table:table-cell>
          <table:table-cell/>
          <table:table-cell office:value-type="float" office:value="-7.175825">
            <text:p>-7,175825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.510586">
            <text:p>13,510586</text:p>
          </table:table-cell>
          <table:table-cell/>
          <table:table-cell office:value-type="float" office:value="-9.261466">
            <text:p>-9,261466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.822725">
            <text:p>13,822725</text:p>
          </table:table-cell>
          <table:table-cell/>
          <table:table-cell office:value-type="float" office:value="-11.931248">
            <text:p>-11,931248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.723248">
            <text:p>13,723248</text:p>
          </table:table-cell>
          <table:table-cell/>
          <table:table-cell office:value-type="float" office:value="-13.080588">
            <text:p>-13,080588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3.561473">
            <text:p>13,561473</text:p>
          </table:table-cell>
          <table:table-cell/>
          <table:table-cell office:value-type="float" office:value="-14.236361">
            <text:p>-14,236361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.520725">
            <text:p>13,520725</text:p>
          </table:table-cell>
          <table:table-cell/>
          <table:table-cell office:value-type="float" office:value="-16.034915">
            <text:p>-16,034915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3.607826">
            <text:p>13,607826</text:p>
          </table:table-cell>
          <table:table-cell/>
          <table:table-cell office:value-type="float" office:value="-18.399413">
            <text:p>-18,399413</text:p>
          </table:table-cell>
          <table:table-cell/>
        </table:table-row>
        <table:table-row table:style-name="ro2" table:number-rows-repeated="104854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Nullmessung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row table:style-name="ro2">
          <table:table-cell office:value-type="string">
            <text:p>Nullmessung 1</text:p>
          </table:table-cell>
          <table:table-cell table:number-columns-repeated="6"/>
          <table:table-cell office:value-type="string">
            <text:p>Durchschnitt</text:p>
          </table:table-cell>
        </table:table-row>
        <table:table-row table:style-name="ro1">
          <table:table-cell office:value-type="string">
            <text:p>Stepper [degrees]</text:p>
          </table:table-cell>
          <table:table-cell office:value-type="string">
            <text:p>Lift transducer [mV/V]</text:p>
          </table:table-cell>
          <table:table-cell office:value-type="string">
            <text:p>stdev lift [mV/V]</text:p>
          </table:table-cell>
          <table:table-cell office:value-type="string">
            <text:p>Drag transducer [mV/V]</text:p>
          </table:table-cell>
          <table:table-cell office:value-type="string">
            <text:p>stdev drag [mV/V]</text:p>
          </table:table-cell>
          <table:table-cell/>
          <table:table-cell office:value-type="string">
            <text:p>Lift</text:p>
          </table:table-cell>
          <table:table-cell table:formula="of:=AVERAGE([.B3];[.B7];[.B11])" office:value-type="float" office:value="9.56889233333333">
            <text:p>9,5688923333</text:p>
          </table:table-cell>
        </table:table-row>
        <table:table-row table:style-name="ro1">
          <table:table-cell office:value-type="float" office:value="0.0175">
            <text:p>0,0175</text:p>
          </table:table-cell>
          <table:table-cell office:value-type="float" office:value="9.577643">
            <text:p>9,577643</text:p>
          </table:table-cell>
          <table:table-cell office:value-type="float" office:value="0.128188">
            <text:p>0,128188</text:p>
          </table:table-cell>
          <table:table-cell office:value-type="float" office:value="3.954572">
            <text:p>3,954572</text:p>
          </table:table-cell>
          <table:table-cell office:value-type="float" office:value="0.057733">
            <text:p>0,057733</text:p>
          </table:table-cell>
          <table:table-cell/>
          <table:table-cell office:value-type="string">
            <text:p>stdev Lift</text:p>
          </table:table-cell>
          <table:table-cell table:formula="of:=AVERAGE([.C3];[.C7];[.C11])" office:value-type="float" office:value="0.097828">
            <text:p>0,097828</text:p>
          </table:table-cell>
        </table:table-row>
        <table:table-row table:style-name="ro3">
          <table:table-cell table:number-columns-repeated="8"/>
        </table:table-row>
        <table:table-row table:style-name="ro1">
          <table:table-cell office:value-type="string">
            <text:p>Nullmessung 2</text:p>
          </table:table-cell>
          <table:table-cell table:number-columns-repeated="5"/>
          <table:table-cell office:value-type="string">
            <text:p>Drag</text:p>
          </table:table-cell>
          <table:table-cell table:formula="of:=AVERAGE([.D3];[.D7];[.D11])" office:value-type="float" office:value="3.890061">
            <text:p>3,890061</text:p>
          </table:table-cell>
        </table:table-row>
        <table:table-row table:style-name="ro1">
          <table:table-cell office:value-type="string">
            <text:p>Stepper [degrees]</text:p>
          </table:table-cell>
          <table:table-cell office:value-type="string">
            <text:p>Lift transducer [mV/V]</text:p>
          </table:table-cell>
          <table:table-cell office:value-type="string">
            <text:p>stdev lift [mV/V]</text:p>
          </table:table-cell>
          <table:table-cell office:value-type="string">
            <text:p>Drag transducer [mV/V]</text:p>
          </table:table-cell>
          <table:table-cell office:value-type="string">
            <text:p>stdev drag [mV/V]</text:p>
          </table:table-cell>
          <table:table-cell/>
          <table:table-cell office:value-type="string">
            <text:p>stdev Drag</text:p>
          </table:table-cell>
          <table:table-cell table:formula="of:=AVERAGE([.E3];[.E7];[.E11])" office:value-type="float" office:value="0.056843">
            <text:p>0,05684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.571286">
            <text:p>9,571286</text:p>
          </table:table-cell>
          <table:table-cell office:value-type="float" office:value="0.049598">
            <text:p>0,049598</text:p>
          </table:table-cell>
          <table:table-cell office:value-type="float" office:value="3.889958">
            <text:p>3,889958</text:p>
          </table:table-cell>
          <table:table-cell office:value-type="float" office:value="0.052504">
            <text:p>0,052504</text:p>
          </table:table-cell>
          <table:table-cell table:number-columns-repeated="3"/>
        </table:table-row>
        <table:table-row table:style-name="ro3">
          <table:table-cell table:number-columns-repeated="8"/>
        </table:table-row>
        <table:table-row table:style-name="ro2">
          <table:table-cell office:value-type="string">
            <text:p>Nullmessung 3</text:p>
          </table:table-cell>
          <table:table-cell table:number-columns-repeated="7"/>
        </table:table-row>
        <table:table-row table:style-name="ro1">
          <table:table-cell office:value-type="string">
            <text:p>Stepper [degrees]</text:p>
          </table:table-cell>
          <table:table-cell office:value-type="string">
            <text:p>Lift transducer [mV/V]</text:p>
          </table:table-cell>
          <table:table-cell office:value-type="string">
            <text:p>stdev lift [mV/V]</text:p>
          </table:table-cell>
          <table:table-cell office:value-type="string">
            <text:p>Drag transducer [mV/V]</text:p>
          </table:table-cell>
          <table:table-cell office:value-type="string">
            <text:p>stdev drag [mV/V]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.557748">
            <text:p>9,557748</text:p>
          </table:table-cell>
          <table:table-cell office:value-type="float" office:value="0.115698">
            <text:p>0,115698</text:p>
          </table:table-cell>
          <table:table-cell office:value-type="float" office:value="3.825653">
            <text:p>3,825653</text:p>
          </table:table-cell>
          <table:table-cell office:value-type="float" office:value="0.060292">
            <text:p>0,06029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.00.0000</text:date>, <text:time style:data-style-name="N2" text:time-value="0000-00-00T10:09:50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joscha Sander</meta:initial-creator>
    <meta:creation-date>2013-04-04T00:07:46</meta:creation-date>
    <dc:date>2013-04-11T10:12:18</dc:date>
    <dc:creator>Aljoscha Sander</dc:creator>
    <meta:editing-duration>P0D</meta:editing-duration>
    <meta:editing-cycles>4</meta:editing-cycles>
    <meta:generator>LibreOffice/3.6$Linux_X86_64 LibreOffice_project/360m1$Build-2</meta:generator>
    <meta:document-statistic meta:table-count="5" meta:cell-count="4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/>
      <style:graphic-properties draw:stroke="dash" draw:stroke-dash="Ultrafine_20_2_20_Dots_20_3_20_Dashes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97cm" svg:height="16.814cm" xlink:href=".." xlink:type="simple" chart:class="chart:scatter" chart:style-name="ch1">
        <chart:title svg:x="8.457cm" svg:y="0.472cm" chart:style-name="ch2">
          <text:p>Drag gegen Lift</text:p>
        </chart:title>
        <chart:subtitle svg:x="6.737cm" svg:y="1.587cm" chart:style-name="ch3">
          <text:p>DATEN NICHT OFFSETBEREINIGT</text:p>
        </chart:subtitle>
        <chart:legend chart:legend-position="end" svg:x="15.836cm" svg:y="8.108cm" style:legend-expansion="high" chart:style-name="ch4"/>
        <chart:plot-area chart:style-name="ch5" table:cell-range-address="Ergebnisse.D1:Ergebnisse.D32 Ergebnisse.B2:Ergebnisse.B32" chart:data-source-has-labels="row" svg:x="0.851cm" svg:y="2.942cm" svg:width="14.183cm" svg:height="13.116cm">
          <chartooo:coordinate-region svg:x="0.944cm" svg:y="3.141cm" svg:width="13.85cm" svg:height="12.27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Ergebnisse.B2:Ergebnisse.B32" chart:label-cell-address="Ergebnisse.D1:Ergebnisse.D1" chart:class="chart:scatter">
            <chart:domain table:cell-range-address="Ergebnisse.D2:Ergebnisse.D32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DRAG [mv/V]</text:p>
                <draw:g>
                  <svg:desc>Ergebnisse.D1:Ergebniss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1468096666667">
                <text:p>-22.1468096666667</text:p>
                <draw:g>
                  <svg:desc>Ergebnisse.D2:Ergebnisse.D32</svg:desc>
                </draw:g>
              </table:table-cell>
              <table:table-cell office:value-type="float" office:value="5.43096366666667">
                <text:p>5.43096366666667</text:p>
                <draw:g>
                  <svg:desc>Ergebnisse.B2:Ergebnisse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.848839">
                <text:p>-17.848839</text:p>
              </table:table-cell>
              <table:table-cell office:value-type="float" office:value="5.602235">
                <text:p>5.602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.724015">
                <text:p>-15.724015</text:p>
              </table:table-cell>
              <table:table-cell office:value-type="float" office:value="5.56063366666667">
                <text:p>5.560633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3.9605166666667">
                <text:p>-13.9605166666667</text:p>
              </table:table-cell>
              <table:table-cell office:value-type="float" office:value="5.56961333333333">
                <text:p>5.56961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.5926956666667">
                <text:p>-12.5926956666667</text:p>
              </table:table-cell>
              <table:table-cell office:value-type="float" office:value="5.50102233333333">
                <text:p>5.501022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1.1819986666667">
                <text:p>-11.1819986666667</text:p>
              </table:table-cell>
              <table:table-cell office:value-type="float" office:value="5.48424733333333">
                <text:p>5.484247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10276733333333">
                <text:p>-9.10276733333333</text:p>
              </table:table-cell>
              <table:table-cell office:value-type="float" office:value="5.65511766666667">
                <text:p>5.655117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24147">
                <text:p>-7.24147</text:p>
              </table:table-cell>
              <table:table-cell office:value-type="float" office:value="5.88278433333333">
                <text:p>5.882784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78491833333333">
                <text:p>-5.78491833333333</text:p>
              </table:table-cell>
              <table:table-cell office:value-type="float" office:value="5.935834">
                <text:p>5.935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55754733333333">
                <text:p>-4.55754733333333</text:p>
              </table:table-cell>
              <table:table-cell office:value-type="float" office:value="5.894509">
                <text:p>5.894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43993066666667">
                <text:p>-3.43993066666667</text:p>
              </table:table-cell>
              <table:table-cell office:value-type="float" office:value="5.84821666666667">
                <text:p>5.84821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1306633333333">
                <text:p>-2.11306633333333</text:p>
              </table:table-cell>
              <table:table-cell office:value-type="float" office:value="5.8658">
                <text:p>5.86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69228666666667">
                <text:p>-0.569228666666667</text:p>
              </table:table-cell>
              <table:table-cell office:value-type="float" office:value="6.06556433333333">
                <text:p>6.065564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6690233333333">
                <text:p>1.16690233333333</text:p>
              </table:table-cell>
              <table:table-cell office:value-type="float" office:value="6.94055766666667">
                <text:p>6.940557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0572166666667">
                <text:p>2.20572166666667</text:p>
              </table:table-cell>
              <table:table-cell office:value-type="float" office:value="8.05860133333333">
                <text:p>8.058601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87654">
                <text:p>2.587654</text:p>
              </table:table-cell>
              <table:table-cell office:value-type="float" office:value="9.11149133333333">
                <text:p>9.111491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8185733333333">
                <text:p>2.58185733333333</text:p>
              </table:table-cell>
              <table:table-cell office:value-type="float" office:value="10.126746">
                <text:p>10.126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00561">
                <text:p>2.100561</text:p>
              </table:table-cell>
              <table:table-cell office:value-type="float" office:value="11.25927">
                <text:p>11.25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3477333333333">
                <text:p>0.893477333333333</text:p>
              </table:table-cell>
              <table:table-cell office:value-type="float" office:value="12.3889753333333">
                <text:p>12.388975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72566">
                <text:p>-0.872566</text:p>
              </table:table-cell>
              <table:table-cell office:value-type="float" office:value="13.1627523333333">
                <text:p>13.162752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34865666666667">
                <text:p>-2.34865666666667</text:p>
              </table:table-cell>
              <table:table-cell office:value-type="float" office:value="13.2939363333333">
                <text:p>13.293936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575244">
                <text:p>-3.575244</text:p>
              </table:table-cell>
              <table:table-cell office:value-type="float" office:value="13.2699036666667">
                <text:p>13.269903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.79246966666667">
                <text:p>-4.79246966666667</text:p>
              </table:table-cell>
              <table:table-cell office:value-type="float" office:value="13.2349546666667">
                <text:p>13.234954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.06559133333333">
                <text:p>-6.06559133333333</text:p>
              </table:table-cell>
              <table:table-cell office:value-type="float" office:value="13.2511373333333">
                <text:p>13.251137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79172233333333">
                <text:p>-7.79172233333333</text:p>
              </table:table-cell>
              <table:table-cell office:value-type="float" office:value="13.4169193333333">
                <text:p>13.416919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.52800333333333">
                <text:p>-9.52800333333333</text:p>
              </table:table-cell>
              <table:table-cell office:value-type="float" office:value="13.535006">
                <text:p>13.535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1.6837936666667">
                <text:p>-11.6837936666667</text:p>
              </table:table-cell>
              <table:table-cell office:value-type="float" office:value="13.6994063333333">
                <text:p>13.699406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.1277746666667">
                <text:p>-13.1277746666667</text:p>
              </table:table-cell>
              <table:table-cell office:value-type="float" office:value="13.6854413333333">
                <text:p>13.685441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.240989">
                <text:p>-14.240989</text:p>
              </table:table-cell>
              <table:table-cell office:value-type="float" office:value="13.509314">
                <text:p>13.5093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.072921">
                <text:p>-16.072921</text:p>
              </table:table-cell>
              <table:table-cell office:value-type="float" office:value="13.5104433333333">
                <text:p>13.51044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8.9088306666667">
                <text:p>-18.9088306666667</text:p>
              </table:table-cell>
              <table:table-cell office:value-type="float" office:value="13.6524">
                <text:p>13.6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11000000DD000000DDB1B86C74.svm" xlink:type="simple" xlink:actuate="onLoad"/>
      </style:chart-properties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>
        <chart:symbol-image xlink:href="Pictures/20000011000000DD000000DDB1B86C74.svm" xlink:type="simple" xlink:actuate="onLoad"/>
      </style:chart-properties>
      <style:graphic-properties draw:stroke="dash" draw:stroke-dash="Ultrafine_20_2_20_Dots_20_3_20_Dashes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94cm" svg:height="16.832cm" xlink:href=".." xlink:type="simple" chart:class="chart:scatter" chart:style-name="ch1">
        <chart:title svg:x="7.763cm" svg:y="0.472cm" chart:style-name="ch2">
          <text:p>ALPHAPOLARE</text:p>
        </chart:title>
        <chart:subtitle svg:x="6.136cm" svg:y="1.587cm" chart:style-name="ch3">
          <text:p>DATEN NICHT OFFSETBEREINIGT</text:p>
        </chart:subtitle>
        <chart:legend chart:legend-position="end" svg:x="14.845cm" svg:y="8.117cm" style:legend-expansion="high" chart:style-name="ch4"/>
        <chart:plot-area chart:style-name="ch5" table:cell-range-address="Ergebnisse.A2:Ergebnisse.B32 Ergebnisse.B1:Ergebnisse.B1" chart:data-source-has-labels="row" svg:x="0.827cm" svg:y="2.942cm" svg:width="13.264cm" svg:height="13.134cm">
          <chartooo:coordinate-region svg:x="1.066cm" svg:y="3.141cm" svg:width="12.838cm" svg:height="12.28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Ergebnisse.B2:Ergebnisse.B32" chart:label-cell-address="Ergebnisse.B1:Ergebnisse.B1" chart:class="chart:scatter">
            <chart:domain table:cell-range-address="Ergebnisse.A2:Ergebnisse.A32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LIFT [mV/V]</text:p>
                <draw:g>
                  <svg:desc>Ergebnisse.B1:Ergebniss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5">
                <text:p>-45</text:p>
                <draw:g>
                  <svg:desc>Ergebnisse.A2:Ergebnisse.A32</svg:desc>
                </draw:g>
              </table:table-cell>
              <table:table-cell office:value-type="float" office:value="5.43096366666667">
                <text:p>5.43096366666667</text:p>
                <draw:g>
                  <svg:desc>Ergebnisse.B2:Ergebnisse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2">
                <text:p>-42</text:p>
              </table:table-cell>
              <table:table-cell office:value-type="float" office:value="5.602235">
                <text:p>5.602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9">
                <text:p>-39</text:p>
              </table:table-cell>
              <table:table-cell office:value-type="float" office:value="5.56063366666667">
                <text:p>5.560633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6">
                <text:p>-36</text:p>
              </table:table-cell>
              <table:table-cell office:value-type="float" office:value="5.56961333333333">
                <text:p>5.56961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3">
                <text:p>-33</text:p>
              </table:table-cell>
              <table:table-cell office:value-type="float" office:value="5.50102233333333">
                <text:p>5.501022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0">
                <text:p>-30</text:p>
              </table:table-cell>
              <table:table-cell office:value-type="float" office:value="5.48424733333333">
                <text:p>5.484247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7">
                <text:p>-27</text:p>
              </table:table-cell>
              <table:table-cell office:value-type="float" office:value="5.65511766666667">
                <text:p>5.655117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4">
                <text:p>-24</text:p>
              </table:table-cell>
              <table:table-cell office:value-type="float" office:value="5.88278433333333">
                <text:p>5.882784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1">
                <text:p>-21</text:p>
              </table:table-cell>
              <table:table-cell office:value-type="float" office:value="5.935834">
                <text:p>5.935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8">
                <text:p>-18</text:p>
              </table:table-cell>
              <table:table-cell office:value-type="float" office:value="5.894509">
                <text:p>5.894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">
                <text:p>-15</text:p>
              </table:table-cell>
              <table:table-cell office:value-type="float" office:value="5.84821666666667">
                <text:p>5.84821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">
                <text:p>-12</text:p>
              </table:table-cell>
              <table:table-cell office:value-type="float" office:value="5.8658">
                <text:p>5.86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">
                <text:p>-9</text:p>
              </table:table-cell>
              <table:table-cell office:value-type="float" office:value="6.06556433333333">
                <text:p>6.065564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">
                <text:p>-6</text:p>
              </table:table-cell>
              <table:table-cell office:value-type="float" office:value="6.94055766666667">
                <text:p>6.940557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8.05860133333333">
                <text:p>8.058601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.11149133333333">
                <text:p>9.111491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0.126746">
                <text:p>10.126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1.25927">
                <text:p>11.25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2.3889753333333">
                <text:p>12.388975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3.1627523333333">
                <text:p>13.162752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3.2939363333333">
                <text:p>13.293936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3.2699036666667">
                <text:p>13.269903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3.2349546666667">
                <text:p>13.234954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3.2511373333333">
                <text:p>13.251137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3.4169193333333">
                <text:p>13.416919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13.535006">
                <text:p>13.535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13.6994063333333">
                <text:p>13.699406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13.6854413333333">
                <text:p>13.685441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13.509314">
                <text:p>13.5093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3.5104433333333">
                <text:p>13.51044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13.6524">
                <text:p>13.65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